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45787" officeooo:paragraph-rsid="00145787"/>
    </style:style>
    <style:style style:name="P2" style:family="paragraph" style:parent-style-name="Text_20_body">
      <style:text-properties officeooo:paragraph-rsid="00145787"/>
    </style:style>
    <style:style style:name="P3" style:family="paragraph" style:parent-style-name="Text_20_body">
      <style:text-properties officeooo:rsid="00159a44" officeooo:paragraph-rsid="00159a44"/>
    </style:style>
    <style:style style:name="P4" style:family="paragraph" style:parent-style-name="Text_20_body">
      <style:text-properties officeooo:paragraph-rsid="00159a44"/>
    </style:style>
    <style:style style:name="P5" style:family="paragraph" style:parent-style-name="Text_20_body">
      <style:text-properties officeooo:paragraph-rsid="001708de"/>
    </style:style>
    <style:style style:name="P6" style:family="paragraph" style:parent-style-name="Text_20_body">
      <style:text-properties officeooo:rsid="001708de" officeooo:paragraph-rsid="001708de"/>
    </style:style>
    <style:style style:name="P7" style:family="paragraph" style:parent-style-name="Text_20_body">
      <style:text-properties officeooo:paragraph-rsid="001a7909"/>
    </style:style>
    <style:style style:name="P8"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1708de"/>
    </style:style>
    <style:style style:name="P9" style:family="paragraph" style:parent-style-name="Heading_20_3">
      <style:text-properties officeooo:rsid="00159a44" officeooo:paragraph-rsid="00159a44"/>
    </style:style>
    <style:style style:name="T1" style:family="text">
      <style:text-properties officeooo:rsid="00145787"/>
    </style:style>
    <style:style style:name="T2" style:family="text">
      <style:text-properties officeooo:rsid="001708de"/>
    </style:style>
    <style:style style:name="T3" style:family="text">
      <style:text-properties officeooo:rsid="0019dfe4"/>
    </style:style>
    <style:style style:name="T4" style:family="text">
      <style:text-properties officeooo:rsid="001a7909"/>
    </style:style>
    <style:style style:name="T5" style:family="text">
      <style:text-properties officeooo:rsid="001bf2ed"/>
    </style:style>
    <style:style style:name="T6" style:family="text">
      <style:text-properties officeooo:rsid="001cc9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nstall a Puavo-Bootserver</text:p>
      <text:h text:style-name="Heading_20_2" text:outline-level="2">R<text:span text:style-name="T5">é</text:span>sumé</text:h>
      <text:p text:style-name="P7">After installing 64bit Ubuntu 1<text:span text:style-name="T4">4</text:span>.04 on the bootserver, you just need to install puavo-register and puavo-vpn-client packages from <text:a xlink:type="simple" xlink:href="http://archive.opinsys.fi/" office:target-frame-name="_blank" xlink:show="new" text:style-name="Internet_20_link" text:visited-style-name="Visited_20_Internet_20_Link">archive.opinsys.fi</text:a> and register the server with our Puavo server. After that you puavo-vpn-client opens a VPN tunnel to our servers. <text:a xlink:type="simple" xlink:href="http://private-archive.opinsys.fi/" office:target-frame-name="_blank" xlink:show="new" text:style-name="Internet_20_link" text:visited-style-name="Visited_20_Internet_20_Link">private-archive.opinsys.fi</text:a> is located behind the tunnel and it has packages that have our configurations like firewall settings. The VPN tunnel is also needed to synchronise LDAP data from our master server to the bootserver. </text:p>
      <text:p text:style-name="P7">Images are located on <text:a xlink:type="simple" xlink:href="http://images.opinsys.fi/" office:target-frame-name="_blank" xlink:show="new" text:style-name="Internet_20_link" text:visited-style-name="Visited_20_Internet_20_Link">images.opinsys.fi</text:a> that accessible only through VPN. We use an rsync script to transfer the images to bootservers.</text:p>
      <text:p text:style-name="Text_20_body"/>
      <text:h text:style-name="Heading_20_2" text:outline-level="2">Step by Step</text:h>
      <text:h text:style-name="Heading_20_3" text:outline-level="3">Basic Install</text:h>
      <text:p text:style-name="P2">To install the bootserver, you can use normal Ubuntu <text:span text:style-name="T3">(Current Issue: trusty) </text:span>install CD. The preseeded image that you tried to use has only the following settings:</text:p>
      <text:h text:style-name="Heading_20_3" text:outline-level="3"><text:line-break/><text:span text:style-name="T1">P</text:span>artitioning </text:h>
      <text:p text:style-name="P1">2G /boot no LVM</text:p>
      <text:p text:style-name="P2">30G /, 100G /opt/ltsp/images, 15G /tmp, 30G /var, xxxG /home, <text:span text:style-name="T1">swap 16G</text:span> using LVM</text:p>
      <text:h text:style-name="Heading_20_3" text:outline-level="3"><text:line-break/><text:span text:style-name="T1">L</text:span>ocale <text:span text:style-name="T1">S</text:span>ettings</text:h>
      <text:p text:style-name="P1">Whatever you need.</text:p>
      <text:h text:style-name="Heading_20_3" text:outline-level="3"><text:span text:style-name="T1">N</text:span>etwork <text:span text:style-name="T1">S</text:span>ettings</text:h>
      <text:p text:style-name="Text_20_body"/>
      <text:p text:style-name="P6">Install bridge-utils</text:p>
      <text:p text:style-name="P6"># apt-get install bridge-utils</text:p>
      <text:p text:style-name="P6"/>
      <text:p text:style-name="P3">Use the following /etc/hosts (adapt hostname!):</text:p>
      <text:p text:style-name="P3">127.0.0.1<text:tab/>localhost</text:p>
      <text:p text:style-name="P6"/>
      <text:p text:style-name="P3">10.249.15.254 <text:s/>bootserver.basel.opinsys.fi bootserver</text:p>
      <text:p text:style-name="P3"><text:soft-page-break/>10.246.133.12 <text:s/>ldap1.opinsys.fi kerberos.opinsys.fi</text:p>
      <text:p text:style-name="P3">10.246.133.22 <text:s/>private-archive.opinsys.fi</text:p>
      <text:p text:style-name="P3">10.246.133.131 images.opinsys.fi</text:p>
      <text:p text:style-name="P3"/>
      <text:p text:style-name="P3"># The following lines are desirable for IPv6 capable hosts</text:p>
      <text:p text:style-name="P3">::1 <text:s text:c="4"/>ip6-localhost ip6-loopback</text:p>
      <text:p text:style-name="P3">fe00::0 ip6-localnet</text:p>
      <text:p text:style-name="P3">ff00::0 ip6-mcastprefix</text:p>
      <text:p text:style-name="P3">ff02::1 ip6-allnodes</text:p>
      <text:p text:style-name="P3">ff02::2 ip6-allrouters</text:p>
      <text:p text:style-name="P3"/>
      <text:p text:style-name="P3">Use this /etc/netwok/interfaces (adapt inet0):</text:p>
      <text:p text:style-name="P3"># The loopback network</text:p>
      <text:p text:style-name="P3">auto lo </text:p>
      <text:p text:style-name="P3">iface lo inet loopback </text:p>
      <text:p text:style-name="P3"/>
      <text:p text:style-name="P3"># The primary network interface </text:p>
      <text:p text:style-name="P3">auto eth0 </text:p>
      <text:p text:style-name="P3">iface eth0 inet manual </text:p>
      <text:p text:style-name="P3"/>
      <text:p text:style-name="P3">auto eth1 </text:p>
      <text:p text:style-name="P3">iface eth1 inet manual </text:p>
      <text:p text:style-name="P3"/>
      <text:p text:style-name="P3">auto inet0 </text:p>
      <text:p text:style-name="P3">iface inet0 inet static </text:p>
      <text:p text:style-name="P3"><text:s text:c="2"/>address 172.16.1.2 </text:p>
      <text:p text:style-name="P3"><text:s text:c="2"/>netmask 255.255.255.0 </text:p>
      <text:p text:style-name="P3"><text:s text:c="2"/>gateway 172.16.1.1 </text:p>
      <text:p text:style-name="P3"><text:s text:c="2"/>dns-nameservers 62.241.198.245 62.241.198.246 </text:p>
      <text:p text:style-name="P3"><text:s text:c="2"/>bridge_ports eth0 </text:p>
      <text:p text:style-name="P3"><text:s text:c="2"/>bridge_stp off </text:p>
      <text:p text:style-name="P3"><text:soft-page-break/><text:s text:c="2"/>bridge_fd 0 </text:p>
      <text:p text:style-name="P3"><text:s text:c="2"/>bridge_maxwait 0 </text:p>
      <text:p text:style-name="P3"/>
      <text:p text:style-name="P3">auto ltsp0 </text:p>
      <text:p text:style-name="P3">iface ltsp0 inet static </text:p>
      <text:p text:style-name="P3"><text:s text:c="2"/>address 10.249.15.254 </text:p>
      <text:p text:style-name="P3"><text:s text:c="2"/>netmask 255.255.240.0 </text:p>
      <text:p text:style-name="P3"><text:s text:c="2"/>bridge_ports eth1 </text:p>
      <text:p text:style-name="P3"><text:s text:c="2"/>bridge_stp off </text:p>
      <text:p text:style-name="P3"><text:s text:c="2"/>bridge_fd 0 </text:p>
      <text:p text:style-name="P3"><text:s text:c="2"/>bridge_maxwait 0 </text:p>
      <text:p text:style-name="P3"/>
      <text:p text:style-name="P3">auto wlan0 </text:p>
      <text:p text:style-name="P3">iface wlan0 inet static </text:p>
      <text:p text:style-name="P3"><text:s text:c="2"/>address 10.249.239.254 </text:p>
      <text:p text:style-name="P3"><text:s text:c="2"/>netmask 255.255.240.0 </text:p>
      <text:p text:style-name="P3"><text:s text:c="2"/>bridge_ports none </text:p>
      <text:p text:style-name="P3"><text:s text:c="2"/>bridge_stp off </text:p>
      <text:p text:style-name="P3"><text:s text:c="2"/>bridge_fd 0 </text:p>
      <text:p text:style-name="P3"><text:s text:c="2"/>bridge_maxwait 0</text:p>
      <text:p text:style-name="P3"/>
      <text:h text:style-name="Heading_20_3" text:outline-level="3">Register</text:h>
      <text:p text:style-name="P5">After installing you can use our repositories to get the packages:<text:line-break/></text:p>
      <text:p text:style-name="P6">(Adapt issue: precise → trusty)</text:p>
      <text:p text:style-name="P5">deb <text:a xlink:type="simple" xlink:href="http://archive.opinsys.fi/git-master" office:target-frame-name="_blank" xlink:show="new" text:style-name="Internet_20_link" text:visited-style-name="Visited_20_Internet_20_Link">http://archive.opinsys.fi/git-</text:a> <text:span text:style-name="T2">trusty</text:span> main restricted universe multiverse<text:line-break/>deb-src <text:a xlink:type="simple" xlink:href="http://archive.opinsys.fi/git-master" office:target-frame-name="_blank" xlink:show="new" text:style-name="Internet_20_link" text:visited-style-name="Visited_20_Internet_20_Link">http://archive.opinsys.fi/git-</text:a> <text:span text:style-name="T2">trusty</text:span> main restricted universe multiverse<text:line-break/></text:p>
      <text:p text:style-name="P8">After adding those to your sources, run:<text:line-break/></text:p>
      <text:p text:style-name="P8">sudo apt-get install puavo-client openvpn<text:line-break/>sudo puavo-register</text:p>
      <text:p text:style-name="P5"><text:soft-page-break/></text:p>
      <text:h text:style-name="Heading_20_3" text:outline-level="3">VPN <text:span text:style-name="T6">(this is the old version)</text:span></text:h>
      <text:p text:style-name="P4">After the registration is done, configure openvpn:<text:line-break/><text:line-break/>-------- /etc/openvpn/puavo.conf ------------------<text:line-break/><text:line-break/>client<text:line-break/>dev tap<text:line-break/>proto tcp-client<text:line-break/>remote 217.112.254.9 443<text:line-break/><text:line-break/>ca /etc/puavo/certs/orgcabundle.<text:line-break/>cert /etc/puavo/certs/host.crt<text:line-break/>key /etc/puavo/certs/host.key<text:line-break/>ns-cert-type server<text:line-break/><text:line-break/>verb 3<text:line-break/><text:line-break/>comp-lzo<text:line-break/>keepalive 10 60<text:line-break/>persist-tun<text:line-break/>persist-key<text:line-break/>up-delay<text:line-break/><text:line-break/>------------------------------<text:line-break/><text:line-break/>sudo /etc/init.d/openvpn start<text:line-break/><text:line-break/>------------------------------<text:line-break/></text:p>
      <text:p text:style-name="P4"/>
      <text:h text:style-name="P9" text:outline-level="3">Finish</text:h>
      <text:p text:style-name="Text_20_body">At this point you have a VPN connection to our Puavo servers that is needed for LDAP synchronisation. Once this works, we can go over the rest of the steps.</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15:19:44.431118213</meta:creation-date>
    <dc:date>2018-03-07T16:22:19.355001926</dc:date>
    <meta:editing-duration>PT9M39S</meta:editing-duration>
    <meta:editing-cycles>6</meta:editing-cycles>
    <meta:generator>LibreOffice/5.2.6.2$Linux_x86 LibreOffice_project/a3100ed2409ebf1c212f5048fbe377c281438fdc</meta:generator>
    <meta:document-statistic meta:table-count="0" meta:image-count="0" meta:object-count="0" meta:page-count="4" meta:paragraph-count="72" meta:word-count="413" meta:character-count="3194" meta:non-whitespace-character-count="2758"/>
  </office:meta>
</office:document-meta>
</file>